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8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8" calcext:value-type="date">
            <text:p>2025-11-28</text:p>
          </table:table-cell>
          <table:table-cell office:value-type="float" office:value="50253.91" calcext:value-type="float">
            <text:p>50253.91</text:p>
          </table:table-cell>
          <table:table-cell office:value-type="float" office:value="3378.44" calcext:value-type="float">
            <text:p>3378.44</text:p>
          </table:table-cell>
          <table:table-cell office:value-type="float" office:value="42988.5" calcext:value-type="float">
            <text:p>42988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1" calcext:value-type="date">
            <text:p>2025-12-01</text:p>
          </table:table-cell>
          <table:table-cell office:value-type="float" office:value="49303.28" calcext:value-type="float">
            <text:p>49303.28</text:p>
          </table:table-cell>
          <table:table-cell office:value-type="float" office:value="3338.33" calcext:value-type="float">
            <text:p>3338.33</text:p>
          </table:table-cell>
          <table:table-cell office:value-type="float" office:value="42477.32" calcext:value-type="float">
            <text:p>42477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2" calcext:value-type="date">
            <text:p>2025-12-02</text:p>
          </table:table-cell>
          <table:table-cell office:value-type="float" office:value="49303.45" calcext:value-type="float">
            <text:p>49303.45</text:p>
          </table:table-cell>
          <table:table-cell office:value-type="float" office:value="3341.06" calcext:value-type="float">
            <text:p>3341.06</text:p>
          </table:table-cell>
          <table:table-cell office:value-type="float" office:value="42483.78" calcext:value-type="float">
            <text:p>42483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3" calcext:value-type="date">
            <text:p>2025-12-03</text:p>
          </table:table-cell>
          <table:table-cell office:value-type="float" office:value="49864.68" calcext:value-type="float">
            <text:p>49864.68</text:p>
          </table:table-cell>
          <table:table-cell office:value-type="float" office:value="3334.32" calcext:value-type="float">
            <text:p>3334.32</text:p>
          </table:table-cell>
          <table:table-cell office:value-type="float" office:value="42422.24" calcext:value-type="float">
            <text:p>4242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4" calcext:value-type="date">
            <text:p>2025-12-04</text:p>
          </table:table-cell>
          <table:table-cell office:value-type="float" office:value="51028.42" calcext:value-type="float">
            <text:p>51028.42</text:p>
          </table:table-cell>
          <table:table-cell office:value-type="float" office:value="3398.21" calcext:value-type="float">
            <text:p>3398.21</text:p>
          </table:table-cell>
          <table:table-cell office:value-type="float" office:value="43027.57" calcext:value-type="float">
            <text:p>43027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5" calcext:value-type="date">
            <text:p>2025-12-05</text:p>
          </table:table-cell>
          <table:table-cell office:value-type="float" office:value="50491.87" calcext:value-type="float">
            <text:p>50491.87</text:p>
          </table:table-cell>
          <table:table-cell office:value-type="float" office:value="3362.56" calcext:value-type="float">
            <text:p>3362.56</text:p>
          </table:table-cell>
          <table:table-cell office:value-type="float" office:value="42576.57" calcext:value-type="float">
            <text:p>42576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8" calcext:value-type="date">
            <text:p>2025-12-08</text:p>
          </table:table-cell>
          <table:table-cell office:value-type="float" office:value="50581.94" calcext:value-type="float">
            <text:p>50581.94</text:p>
          </table:table-cell>
          <table:table-cell office:value-type="float" office:value="3384.31" calcext:value-type="float">
            <text:p>3384.31</text:p>
          </table:table-cell>
          <table:table-cell office:value-type="float" office:value="42995.24" calcext:value-type="float">
            <text:p>42995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9" calcext:value-type="date">
            <text:p>2025-12-09</text:p>
          </table:table-cell>
          <table:table-cell office:value-type="float" office:value="50655.1" calcext:value-type="float">
            <text:p>50655.10</text:p>
          </table:table-cell>
          <table:table-cell office:value-type="float" office:value="3384.92" calcext:value-type="float">
            <text:p>3384.92</text:p>
          </table:table-cell>
          <table:table-cell office:value-type="float" office:value="43019.23" calcext:value-type="float">
            <text:p>4301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0" calcext:value-type="date">
            <text:p>2025-12-10</text:p>
          </table:table-cell>
          <table:table-cell office:value-type="float" office:value="50602.8" calcext:value-type="float">
            <text:p>50602.80</text:p>
          </table:table-cell>
          <table:table-cell office:value-type="float" office:value="3389.02" calcext:value-type="float">
            <text:p>3389.02</text:p>
          </table:table-cell>
          <table:table-cell office:value-type="float" office:value="43198.15" calcext:value-type="float">
            <text:p>43198.1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1" calcext:value-type="date">
            <text:p>2025-12-11</text:p>
          </table:table-cell>
          <table:table-cell office:value-type="float" office:value="50148.82" calcext:value-type="float">
            <text:p>50148.82</text:p>
          </table:table-cell>
          <table:table-cell office:value-type="float" office:value="3357.24" calcext:value-type="float">
            <text:p>3357.24</text:p>
          </table:table-cell>
          <table:table-cell office:value-type="float" office:value="42781.47" calcext:value-type="float">
            <text:p>42781.4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2" calcext:value-type="date">
            <text:p>2025-12-12</text:p>
          </table:table-cell>
          <table:table-cell office:value-type="float" office:value="50836.55" calcext:value-type="float">
            <text:p>50836.55</text:p>
          </table:table-cell>
          <table:table-cell office:value-type="float" office:value="3423.83" calcext:value-type="float">
            <text:p>3423.83</text:p>
          </table:table-cell>
          <table:table-cell office:value-type="float" office:value="43477.67" calcext:value-type="float">
            <text:p>43477.6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5" calcext:value-type="date">
            <text:p>2025-12-15</text:p>
          </table:table-cell>
          <table:table-cell office:value-type="float" office:value="50168.11" calcext:value-type="float">
            <text:p>50168.11</text:p>
          </table:table-cell>
          <table:table-cell office:value-type="float" office:value="3431.47" calcext:value-type="float">
            <text:p>3431.47</text:p>
          </table:table-cell>
          <table:table-cell office:value-type="float" office:value="43576.62" calcext:value-type="float">
            <text:p>43576.6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6" calcext:value-type="date">
            <text:p>2025-12-16</text:p>
          </table:table-cell>
          <table:table-cell office:value-type="float" office:value="49383.29" calcext:value-type="float">
            <text:p>49383.29</text:p>
          </table:table-cell>
          <table:table-cell office:value-type="float" office:value="3370.5" calcext:value-type="float">
            <text:p>3370.50</text:p>
          </table:table-cell>
          <table:table-cell office:value-type="float" office:value="42905.4" calcext:value-type="float">
            <text:p>42905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7" calcext:value-type="date">
            <text:p>2025-12-17</text:p>
          </table:table-cell>
          <table:table-cell office:value-type="float" office:value="49512.28" calcext:value-type="float">
            <text:p>49512.28</text:p>
          </table:table-cell>
          <table:table-cell office:value-type="float" office:value="3369.39" calcext:value-type="float">
            <text:p>3369.39</text:p>
          </table:table-cell>
          <table:table-cell office:value-type="float" office:value="42845.87" calcext:value-type="float">
            <text:p>42845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8" calcext:value-type="date">
            <text:p>2025-12-18</text:p>
          </table:table-cell>
          <table:table-cell office:value-type="float" office:value="49001.5" calcext:value-type="float">
            <text:p>49001.50</text:p>
          </table:table-cell>
          <table:table-cell office:value-type="float" office:value="3356.89" calcext:value-type="float">
            <text:p>3356.89</text:p>
          </table:table-cell>
          <table:table-cell office:value-type="float" office:value="42818.82" calcext:value-type="float">
            <text:p>42818.8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19" calcext:value-type="date">
            <text:p>2025-12-19</text:p>
          </table:table-cell>
          <table:table-cell office:value-type="float" office:value="49507.21" calcext:value-type="float">
            <text:p>49507.21</text:p>
          </table:table-cell>
          <table:table-cell office:value-type="float" office:value="3383.66" calcext:value-type="float">
            <text:p>3383.66</text:p>
          </table:table-cell>
          <table:table-cell office:value-type="float" office:value="43086.17" calcext:value-type="float">
            <text:p>43086.17</text:p>
          </table:table-cell>
          <table:table-cell table:style-name="ce8" table:number-columns-repeated="16380"/>
        </table:table-row>
        <table:table-row table:style-name="ro2" table:number-rows-repeated="1048389">
          <table:table-cell table:number-columns-repeated="4"/>
          <table:table-cell table:style-name="ce8" table:number-columns-repeated="16380"/>
        </table:table-row>
        <table:table-row table:style-name="ro2">
          <table:table-cell table:number-columns-repeated="4"/>
          <table:table-cell table:style-name="ce8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00/00/00</text:date>, <text:time style:data-style-name="N2" text:time-value="17:19:11.81213114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2-19T17:20:32.226229582</dc:date>
    <meta:editing-duration>P1DT12H1M22S</meta:editing-duration>
    <meta:editing-cycles>411</meta:editing-cycles>
    <meta:document-statistic meta:table-count="1" meta:cell-count="744" meta:object-count="0"/>
  </office:meta>
</office:document-meta>
</file>